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0.7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1.05cm" fo:min-width="0.7cm"/>
    </style:style>
    <style:style style:name="gr3" style:family="graphic" style:parent-style-name="standard">
      <style:graphic-properties draw:fill="solid" draw:fill-color="#b4c7dc" draw:textarea-horizontal-align="justify" draw:textarea-vertical-align="middle" draw:auto-grow-height="false" fo:min-height="1.05cm" fo:min-width="0.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b4c7d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3cm" svg:x="14.9cm" svg:y="2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3.7cm" svg:y="3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4.9cm" svg:y="3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3.7cm" svg:y="2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.8cm" svg:y="2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5cm" svg:y="2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8cm" svg:y="2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8.3cm" svg:y="3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8.3cm" svg:y="2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7.1cm" svg:y="2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4cm" svg:y="5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0.2cm" svg:y="7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0.2cm" svg:y="5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3.9cm" svg:y="13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2.7cm" svg:y="13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2.7cm" svg:y="13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.5cm" svg:y="13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2cm" svg:y="15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2cm" svg:y="15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4.4cm" svg:y="15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2cm" svg:y="15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4.1cm" svg:y="17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2.9cm" svg:y="17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4.1cm" svg:y="18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2.9cm" svg:y="18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8.4cm" svg:y="14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8.4cm" svg:y="12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7.2cm" svg:y="12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7.2cm" svg:y="14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7.2cm" svg:y="12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6cm" svg:y="12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7.5cm" svg:y="17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7.5cm" svg:y="15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6.3cm" svg:y="15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8.7cm" svg:y="17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8.7cm" svg:y="15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7.5cm" svg:y="15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8.1cm" svg:y="20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8.1cm" svg:y="19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6.9cm" svg:y="19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8.1cm" svg:y="21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8.1cm" svg:y="20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6.9cm" svg:y="20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2.7cm" svg:y="12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1.5cm" svg:y="14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5cm" svg:y="12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4cm" svg:y="5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0.2cm" svg:y="7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0.2cm" svg:y="5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1.5cm" svg:y="12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0.3cm" svg:y="14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0.3cm" svg:y="12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4cm" svg:y="5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0.2cm" svg:y="7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0.2cm" svg:y="5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2.1cm" svg:y="15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0.9cm" svg:y="17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0.9cm" svg:y="15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3.3cm" svg:y="15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2.1cm" svg:y="17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2.1cm" svg:y="15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2.1cm" svg:y="19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0.9cm" svg:y="20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0.9cm" svg:y="19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2.1cm" svg:y="20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0.9cm" svg:y="21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0.9cm" svg:y="20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5cm" svg:y="5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8cm" svg:y="5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8.3cm" svg:y="7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8.3cm" svg:y="5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7.1cm" svg:y="5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1.4cm" svg:y="7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1.4cm" svg:y="5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0.2cm" svg:y="5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5.1cm" svg:y="5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3.9cm" svg:y="7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5.1cm" svg:y="7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3.9cm" svg:y="5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5.1cm" svg:y="5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23:16:14.786000000</meta:creation-date>
    <dc:date>2019-10-11T22:20:54.148000000</dc:date>
    <meta:editing-duration>PT4H57M57S</meta:editing-duration>
    <meta:editing-cycles>59</meta:editing-cycles>
    <meta:generator>LibreOffice/6.2.5.2$Windows_X86_64 LibreOffice_project/1ec314fa52f458adc18c4f025c545a4e8b22c159</meta:generator>
    <meta:document-statistic meta:object-count="80"/>
  </office:meta>
</office:document-meta>
</file>